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s.new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s.createChildElement( Element par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s.appendCDATAElement( Element parent , String name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Utils.appendTextElement( Element parent , String name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Utils.appendCDATA( Element parent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s.appendText( Element parent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